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BARAZORDA MERMA,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5381194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3374904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BARAZORDA MERMA, VICTO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538119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63 374 9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NO PAREDES, YOL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6342297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6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18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1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337163</text:p>
          </table:table-cell>
          <table:table-cell table:style-name="Tabla2.D3" office:value-type="string">
            <text:p text:style-name="P23">31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32:0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